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f642" officeooo:paragraph-rsid="0015f642"/>
    </style:style>
    <style:style style:name="P2" style:family="paragraph" style:parent-style-name="Standard">
      <style:text-properties officeooo:rsid="0015f642" officeooo:paragraph-rsid="0017e20b"/>
    </style:style>
    <style:style style:name="P3" style:family="paragraph" style:parent-style-name="Standard">
      <style:text-properties officeooo:rsid="0015f642" officeooo:paragraph-rsid="001cbe9d"/>
    </style:style>
    <style:style style:name="P4" style:family="paragraph" style:parent-style-name="Standard">
      <style:text-properties officeooo:rsid="0016ff60" officeooo:paragraph-rsid="0016ff60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:asimage(o.company_id.logo)" text:anchor-type="paragraph" svg:x="-0.5598in" svg:y="-0.6701in" svg:width="0.6984in" draw:z-index="0"><draw:text-box fo:min-height="0.5654in"><text:p text:style-name="Frame_20_contents"/></draw:text-box></draw:frame><text:text-input text:description="&lt;o.note2&gt;">note</text:text-input></text:p>
      <text:p text:style-name="P2"><text:text-input text:description="&lt;o.name&gt;">note</text:text-input></text:p>
      <text:p text:style-name="P3"><text:text-input text:description="&lt;asimage(o.company_id.logo)&gt;">note</text:text-input></text:p>
      <text:p text:style-name="P3"/>
      <text:p text:style-name="P4">test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draw:fill="none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06T14:10:27.861000000</meta:creation-date>
    <dc:date>2023-12-06T14:46:02.357000000</dc:date>
    <meta:editing-duration>PT35M32S</meta:editing-duration>
    <meta:editing-cycles>8</meta:editing-cycles>
    <meta:generator>LibreOffice/7.6.1.2$Windows_X86_64 LibreOffice_project/f5defcebd022c5bc36bbb79be232cb6926d8f674</meta:generator>
    <meta:document-statistic meta:table-count="0" meta:image-count="0" meta:object-count="0" meta:page-count="1" meta:paragraph-count="4" meta:word-count="10" meta:character-count="22" meta:non-whitespace-character-count="22"/>
  </office:meta>
</office:document-meta>
</file>